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86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8020712" text:id="ct1780207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40386035659818246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60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83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85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85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86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87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19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19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19">/] 20200522_123041</text:p>
          </table:table-cell>
          <table:table-cell table:style-name="表29.B2" office:value-type="string">
            <text:p text:style-name="P18">@@@</text:p>
          </table:table-cell>
        </table:table-row>
        <text:soft-page-break/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</table:table-cell>
        </table:table-row>
        <table:table-row table:style-name="表29.186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<text:soft-page-break/>------------------------------------------------------------ TEMPLATE<text:change text:change-id="ct178020712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<text:soft-page-break/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5343391017964772494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2T12:30:44.30</dc:date>
    <dc:creator>iwabuchi ken</dc:creator>
    <meta:editing-duration>P5DT22H12M17S</meta:editing-duration>
    <meta:editing-cycles>389</meta:editing-cycles>
    <meta:generator>OpenOffice/4.1.3$Win32 OpenOffice.org_project/413m1$Build-9783</meta:generator>
    <meta:document-statistic meta:table-count="9" meta:image-count="0" meta:object-count="0" meta:page-count="33" meta:paragraph-count="810" meta:word-count="4516" meta:character-count="22223"/>
  </office:meta>
</office:document-meta>
</file>